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101cm" draw:marker-start-center="false" draw:marker-end="Arrow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2f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e3edcb" fo:min-height="0.61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e3edcb" fo:min-height="0.82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e2f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e3edcb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solid" draw:fill-color="#edc4e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Bitstream Vera Sans" style:font-size-asian="24pt" style:font-style-asian="normal" style:font-weight-asian="normal" style:font-name-complex="Bitstream Vera Sans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font-name="Bitstream Vera Sans" fo:font-size="9pt" fo:language="fr" fo:country="FR" fo:font-style="normal" fo:text-shadow="none" style:text-underline-style="none" fo:font-weight="normal" style:font-name-asian="Bitstream Vera Sans" style:font-size-asian="13.6000003814697pt" style:language-asian="fr" style:country-asian="FR" style:font-style-asian="normal" style:font-weight-asian="normal" style:font-name-complex="Bitstream Vera Sans" style:font-size-complex="13.600000381469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Bitstream Vera Sans1" fo:font-size="9pt" fo:language="fr" fo:country="FR" fo:font-style="normal" fo:text-shadow="none" style:text-underline-style="none" fo:font-weight="normal" style:font-name-asian="Arial Unicode MS" style:font-size-asian="18pt" style:language-asian="fr" style:country-asian="FR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Bitstream Vera Sans1" fo:font-size="9pt" fo:language="fr" fo:country="FR" fo:font-style="italic" fo:text-shadow="none" style:text-underline-style="none" fo:font-weight="normal" style:font-name-asian="Arial Unicode MS" style:font-size-asian="18pt" style:language-asian="fr" style:country-asian="FR" style:font-style-asian="normal" style:font-weight-asian="normal" style:font-name-complex="Tahoma" style:font-size-complex="21.200000762939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onnector draw:style-name="gr1" draw:text-style-name="P1" draw:layer="layout" draw:type="curve" svg:x1="4.581cm" svg:y1="10.742cm" svg:x2="4.607cm" svg:y2="11.589cm" draw:start-shape="id1" draw:start-glue-point="3" draw:end-shape="id2" draw:end-glue-point="3" svg:d="M4581 10742c-750 0-763 847 26 847" svg:viewBox="0 0 591 848">
            <text:p/>
          </draw:connector>
          <draw:connector draw:style-name="gr1" draw:text-style-name="P1" draw:layer="layout" draw:type="curve" svg:x1="6.065cm" svg:y1="10.636cm" svg:x2="6.068cm" svg:y2="11.589cm" draw:start-shape="id3" draw:start-glue-point="1" draw:end-shape="id2" draw:end-glue-point="1" svg:d="M6065 10636c756 0 754 953 3 953" svg:viewBox="0 0 568 954">
            <text:p/>
          </draw:connector>
          <draw:rect draw:style-name="gr2" draw:text-style-name="P2" xml:id="id3" draw:id="id3" draw:layer="layout" svg:width="1.458cm" svg:height="0.6cm" svg:x="4.607cm" svg:y="10.336cm">
            <text:p/>
          </draw:rect>
          <draw:rect draw:style-name="gr2" draw:text-style-name="P2" xml:id="id2" draw:id="id2" draw:layer="layout" svg:width="1.461cm" svg:height="0.6cm" svg:x="4.607cm" svg:y="11.289cm">
            <text:p/>
          </draw:rect>
          <draw:ellipse draw:style-name="gr3" draw:text-style-name="P4" draw:layer="layout" svg:width="1.181cm" svg:height="0.491cm" svg:x="6.186cm" svg:y="10.795cm">
            <text:p text:style-name="P3"><text:span text:style-name="T1">+ 8</text:span></text:p>
          </draw:ellipse>
          <draw:frame draw:style-name="gr4" draw:text-style-name="P5" xml:id="id1" draw:id="id1" draw:layer="layout" svg:width="1.59cm" svg:height="0.86cm" svg:x="4.581cm" svg:y="10.312cm">
            <draw:text-box>
              <text:p text:style-name="P3"><text:span text:style-name="T2">x </text:span><text:span text:style-name="T3">= 6</text:span></text:p>
            </draw:text-box>
          </draw:frame>
          <draw:ellipse draw:style-name="gr3" draw:text-style-name="P4" draw:layer="layout" svg:width="1.181cm" svg:height="0.489cm" svg:x="3.286cm" svg:y="10.821cm">
            <text:p text:style-name="P3"><text:span text:style-name="T1">+ 8</text:span></text:p>
          </draw:ellipse>
        </draw:g>
        <draw:g>
          <draw:connector draw:style-name="gr1" draw:text-style-name="P1" draw:layer="layout" draw:type="curve" svg:x1="4.607cm" svg:y1="13.136cm" svg:x2="4.607cm" svg:y2="14.089cm" draw:start-shape="id4" draw:start-glue-point="3" draw:end-shape="id5" draw:end-glue-point="3" svg:d="M4607 13136c-751 0-751 953 0 953" svg:viewBox="0 0 564 954">
            <text:p/>
          </draw:connector>
          <draw:connector draw:style-name="gr1" draw:text-style-name="P1" draw:layer="layout" draw:type="curve" svg:x1="6.065cm" svg:y1="13.136cm" svg:x2="6.068cm" svg:y2="14.089cm" draw:start-shape="id4" draw:start-glue-point="1" draw:end-shape="id5" draw:end-glue-point="1" svg:d="M6065 13136c756 0 754 953 3 953" svg:viewBox="0 0 568 954">
            <text:p/>
          </draw:connector>
          <draw:rect draw:style-name="gr2" draw:text-style-name="P2" xml:id="id4" draw:id="id4" draw:layer="layout" svg:width="1.458cm" svg:height="0.6cm" svg:x="4.607cm" svg:y="12.836cm">
            <text:p/>
          </draw:rect>
          <draw:rect draw:style-name="gr2" draw:text-style-name="P2" xml:id="id5" draw:id="id5" draw:layer="layout" svg:width="1.461cm" svg:height="0.6cm" svg:x="4.607cm" svg:y="13.789cm">
            <text:p/>
          </draw:rect>
          <draw:ellipse draw:style-name="gr5" draw:text-style-name="P7" draw:layer="layout" svg:width="1.181cm" svg:height="0.491cm" svg:x="6.186cm" svg:y="13.348cm">
            <text:p text:style-name="P6"><text:span text:style-name="T4">×(–9)</text:span></text:p>
          </draw:ellipse>
          <draw:frame draw:style-name="gr4" draw:text-style-name="P5" draw:layer="layout" svg:width="1.773cm" svg:height="0.86cm" svg:x="4.397cm" svg:y="12.812cm">
            <draw:text-box>
              <text:p text:style-name="P3"><text:span text:style-name="T2"><text:s/></text:span><text:span text:style-name="T2">x </text:span><text:span text:style-name="T3">= </text:span><text:span text:style-name="T5">7</text:span></text:p>
            </draw:text-box>
          </draw:frame>
          <draw:ellipse draw:style-name="gr5" draw:text-style-name="P7" draw:layer="layout" svg:width="1.181cm" svg:height="0.489cm" svg:x="3.286cm" svg:y="13.321cm">
            <text:p text:style-name="P6"><text:span text:style-name="T4">×(–9)</text:span></text:p>
          </draw:ellipse>
        </draw:g>
        <draw:g>
          <draw:connector draw:style-name="gr1" draw:text-style-name="P1" draw:layer="layout" draw:type="curve" svg:x1="4.607cm" svg:y1="15.824cm" svg:x2="4.607cm" svg:y2="16.777cm" draw:start-shape="id6" draw:start-glue-point="3" draw:end-shape="id7" draw:end-glue-point="3" svg:d="M4607 15824c-751 0-751 953 0 953" svg:viewBox="0 0 564 954">
            <text:p/>
          </draw:connector>
          <draw:connector draw:style-name="gr1" draw:text-style-name="P1" draw:layer="layout" draw:type="curve" svg:x1="6.065cm" svg:y1="15.824cm" svg:x2="6.068cm" svg:y2="16.777cm" draw:start-shape="id6" draw:start-glue-point="1" draw:end-shape="id7" draw:end-glue-point="1" svg:d="M6065 15824c756 0 754 953 3 953" svg:viewBox="0 0 568 954">
            <text:p/>
          </draw:connector>
          <draw:rect draw:style-name="gr2" draw:text-style-name="P2" xml:id="id6" draw:id="id6" draw:layer="layout" svg:width="1.458cm" svg:height="0.6cm" svg:x="4.607cm" svg:y="15.524cm">
            <text:p/>
          </draw:rect>
          <draw:rect draw:style-name="gr2" draw:text-style-name="P2" xml:id="id7" draw:id="id7" draw:layer="layout" svg:width="1.461cm" svg:height="0.6cm" svg:x="4.607cm" svg:y="16.477cm">
            <text:p/>
          </draw:rect>
          <draw:ellipse draw:style-name="gr5" draw:text-style-name="P7" draw:layer="layout" svg:width="1.181cm" svg:height="0.491cm" svg:x="6.186cm" svg:y="15.983cm">
            <text:p text:style-name="P3"><text:span text:style-name="T1">+ 2,5</text:span></text:p>
          </draw:ellipse>
          <draw:frame draw:style-name="gr4" draw:text-style-name="P5" draw:layer="layout" svg:width="1.773cm" svg:height="0.86cm" svg:x="4.397cm" svg:y="15.5cm">
            <draw:text-box>
              <text:p text:style-name="P3"><text:span text:style-name="T2"><text:s/></text:span><text:span text:style-name="T2">x </text:span><text:span text:style-name="T3">= </text:span><text:span text:style-name="T5">–</text:span><text:span text:style-name="T3"> 4</text:span></text:p>
            </draw:text-box>
          </draw:frame>
          <draw:ellipse draw:style-name="gr5" draw:text-style-name="P7" draw:layer="layout" svg:width="1.181cm" svg:height="0.489cm" svg:x="3.286cm" svg:y="16.009cm">
            <text:p text:style-name="P3"><text:span text:style-name="T1">+ 2,5</text:span></text:p>
          </draw:ellipse>
        </draw:g>
        <draw:g>
          <draw:connector draw:style-name="gr1" draw:text-style-name="P1" draw:layer="layout" draw:type="curve" svg:x1="11.921cm" svg:y1="10.636cm" svg:x2="11.921cm" svg:y2="11.589cm" draw:start-shape="id8" draw:start-glue-point="3" draw:end-shape="id9" draw:end-glue-point="3" svg:d="M11921 10636c-751 0-751 953 0 953" svg:viewBox="0 0 564 954">
            <text:p/>
          </draw:connector>
          <draw:connector draw:style-name="gr1" draw:text-style-name="P1" draw:layer="layout" draw:type="curve" svg:x1="13.379cm" svg:y1="10.636cm" svg:x2="13.382cm" svg:y2="11.589cm" draw:start-shape="id8" draw:start-glue-point="1" draw:end-shape="id9" draw:end-glue-point="1" svg:d="M13379 10636c756 0 754 953 3 953" svg:viewBox="0 0 568 954">
            <text:p/>
          </draw:connector>
          <draw:rect draw:style-name="gr2" draw:text-style-name="P2" xml:id="id8" draw:id="id8" draw:layer="layout" svg:width="1.458cm" svg:height="0.6cm" svg:x="11.921cm" svg:y="10.336cm">
            <text:p/>
          </draw:rect>
          <draw:rect draw:style-name="gr2" draw:text-style-name="P2" xml:id="id9" draw:id="id9" draw:layer="layout" svg:width="1.461cm" svg:height="0.6cm" svg:x="11.921cm" svg:y="11.289cm">
            <text:p/>
          </draw:rect>
          <draw:ellipse draw:style-name="gr3" draw:text-style-name="P4" draw:layer="layout" svg:width="1.181cm" svg:height="0.491cm" svg:x="13.5cm" svg:y="10.848cm">
            <text:p text:style-name="P3"><text:span text:style-name="T4">÷ 5</text:span></text:p>
          </draw:ellipse>
          <draw:frame draw:style-name="gr6" draw:text-style-name="P5" draw:layer="layout" svg:width="1.773cm" svg:height="1.073cm" svg:x="11.711cm" svg:y="10.312cm">
            <draw:text-box>
              <text:p text:style-name="P3"><text:span text:style-name="T2"><text:s/></text:span><text:span text:style-name="T2">x </text:span><text:span text:style-name="T3">= </text:span><text:span text:style-name="T5">2,5</text:span></text:p>
            </draw:text-box>
          </draw:frame>
          <draw:ellipse draw:style-name="gr3" draw:text-style-name="P4" draw:layer="layout" svg:width="1.181cm" svg:height="0.489cm" svg:x="10.6cm" svg:y="10.821cm">
            <text:p text:style-name="P3"><text:span text:style-name="T4">÷ 5</text:span></text:p>
          </draw:ellipse>
        </draw:g>
        <draw:g>
          <draw:connector draw:style-name="gr1" draw:text-style-name="P1" draw:layer="layout" draw:type="curve" svg:x1="11.921cm" svg:y1="13.136cm" svg:x2="11.921cm" svg:y2="14.089cm" draw:start-shape="id10" draw:start-glue-point="3" draw:end-shape="id11" draw:end-glue-point="3" svg:d="M11921 13136c-751 0-751 953 0 953" svg:viewBox="0 0 564 954">
            <text:p/>
          </draw:connector>
          <draw:connector draw:style-name="gr1" draw:text-style-name="P1" draw:layer="layout" draw:type="curve" svg:x1="13.379cm" svg:y1="13.136cm" svg:x2="13.382cm" svg:y2="14.089cm" draw:start-shape="id10" draw:start-glue-point="1" draw:end-shape="id11" draw:end-glue-point="1" svg:d="M13379 13136c756 0 754 953 3 953" svg:viewBox="0 0 568 954">
            <text:p/>
          </draw:connector>
          <draw:rect draw:style-name="gr2" draw:text-style-name="P2" xml:id="id10" draw:id="id10" draw:layer="layout" svg:width="1.458cm" svg:height="0.6cm" svg:x="11.921cm" svg:y="12.836cm">
            <text:p/>
          </draw:rect>
          <draw:rect draw:style-name="gr2" draw:text-style-name="P2" xml:id="id11" draw:id="id11" draw:layer="layout" svg:width="1.461cm" svg:height="0.6cm" svg:x="11.921cm" svg:y="13.789cm">
            <text:p/>
          </draw:rect>
          <draw:ellipse draw:style-name="gr3" draw:text-style-name="P4" draw:layer="layout" svg:width="1.181cm" svg:height="0.491cm" svg:x="13.5cm" svg:y="13.295cm">
            <text:p text:style-name="P3"><text:span text:style-name="T6">–</text:span><text:span text:style-name="T1"> </text:span><text:span text:style-name="T1">2,3</text:span></text:p>
          </draw:ellipse>
          <draw:frame draw:style-name="gr6" draw:text-style-name="P5" draw:layer="layout" svg:width="1.773cm" svg:height="1.073cm" svg:x="11.711cm" svg:y="12.812cm">
            <draw:text-box>
              <text:p text:style-name="P3"><text:span text:style-name="T2"><text:s/></text:span><text:span text:style-name="T2">x </text:span><text:span text:style-name="T3">= </text:span><text:span text:style-name="T5">1,2</text:span></text:p>
            </draw:text-box>
          </draw:frame>
          <draw:ellipse draw:style-name="gr3" draw:text-style-name="P4" draw:layer="layout" svg:width="1.181cm" svg:height="0.489cm" svg:x="10.6cm" svg:y="13.321cm">
            <text:p text:style-name="P3"><text:span text:style-name="T6">–</text:span><text:span text:style-name="T1"> </text:span><text:span text:style-name="T1">2,3</text:span></text:p>
          </draw:ellipse>
        </draw:g>
        <draw:g>
          <draw:connector draw:style-name="gr1" draw:text-style-name="P1" draw:layer="layout" draw:type="curve" svg:x1="11.921cm" svg:y1="15.824cm" svg:x2="11.921cm" svg:y2="16.777cm" draw:start-shape="id12" draw:start-glue-point="3" draw:end-shape="id13" draw:end-glue-point="3" svg:d="M11921 15824c-751 0-751 953 0 953" svg:viewBox="0 0 564 954">
            <text:p/>
          </draw:connector>
          <draw:connector draw:style-name="gr1" draw:text-style-name="P1" draw:layer="layout" draw:type="curve" svg:x1="13.379cm" svg:y1="15.824cm" svg:x2="13.382cm" svg:y2="16.777cm" draw:start-shape="id12" draw:start-glue-point="1" draw:end-shape="id13" draw:end-glue-point="1" svg:d="M13379 15824c756 0 754 953 3 953" svg:viewBox="0 0 568 954">
            <text:p/>
          </draw:connector>
          <draw:rect draw:style-name="gr2" draw:text-style-name="P2" xml:id="id12" draw:id="id12" draw:layer="layout" svg:width="1.458cm" svg:height="0.6cm" svg:x="11.921cm" svg:y="15.524cm">
            <text:p/>
          </draw:rect>
          <draw:rect draw:style-name="gr2" draw:text-style-name="P2" xml:id="id13" draw:id="id13" draw:layer="layout" svg:width="1.461cm" svg:height="0.6cm" svg:x="11.921cm" svg:y="16.477cm">
            <text:p/>
          </draw:rect>
          <draw:ellipse draw:style-name="gr5" draw:text-style-name="P7" draw:layer="layout" svg:width="1.181cm" svg:height="0.491cm" svg:x="13.5cm" svg:y="16.036cm">
            <text:p text:style-name="P3"><text:span text:style-name="T4">÷ 7</text:span></text:p>
          </draw:ellipse>
          <draw:frame draw:style-name="gr4" draw:text-style-name="P5" draw:layer="layout" svg:width="1.773cm" svg:height="0.86cm" svg:x="11.711cm" svg:y="15.5cm">
            <draw:text-box>
              <text:p text:style-name="P3"><text:span text:style-name="T2"><text:s/></text:span><text:span text:style-name="T2">x </text:span><text:span text:style-name="T3">= </text:span><text:span text:style-name="T5">– 3</text:span></text:p>
            </draw:text-box>
          </draw:frame>
          <draw:ellipse draw:style-name="gr5" draw:text-style-name="P7" draw:layer="layout" svg:width="1.181cm" svg:height="0.489cm" svg:x="10.6cm" svg:y="16.009cm">
            <text:p text:style-name="P3"><text:span text:style-name="T4">÷ 7</text:span></text:p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1:59:52.427201854</meta:creation-date>
    <dc:date>2019-06-24T22:03:21.952495564</dc:date>
    <meta:editing-duration>PT3M29S</meta:editing-duration>
    <meta:editing-cycles>1</meta:editing-cycles>
    <meta:document-statistic meta:object-count="48"/>
    <meta:generator>LibreOffice/5.2.7.2$Linux_X86_64 LibreOffice_project/20m0$Build-2</meta:generator>
  </office:meta>
</office:document-meta>
</file>